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0646in" svg:y="2.4457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55691186553899">
            <text:p>0.9556911866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13145508299892">
            <text:p>0.9131455083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13049968217339">
            <text:p>0.9130499682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1298772105544">
            <text:p>0.9129877211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12943187613452">
            <text:p>0.9129431876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2909013248083">
            <text:p>0.9129090132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12881299777288">
            <text:p>0.9128812998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2857766529702">
            <text:p>0.9128577665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12836958892557">
            <text:p>0.9128369589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2817866322157">
            <text:p>0.9128178663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12799714989575">
            <text:p>0.912799715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278183668368">
            <text:p>0.9127818367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912763563568369">
            <text:p>0.9127635636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2744110316368">
            <text:p>0.9127441103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912722389979254">
            <text:p>0.91272239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2696642476024">
            <text:p>0.9126966425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912663508464429">
            <text:p>0.9126635085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2615076595073">
            <text:p>0.9126150766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1252478928439">
            <text:p>0.9125247893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2156608171262">
            <text:p>0.9121566082</text:p>
          </table:table-cell>
          <table:table-cell office:value-type="float" office:value="0.092741935483871">
            <text:p>0.092741935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909555853524275">
            <text:p>0.9095558535</text:p>
          </table:table-cell>
          <table:table-cell office:value-type="float" office:value="0.185483870967742">
            <text:p>0.18548387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903231752512215">
            <text:p>0.9032317525</text:p>
          </table:table-cell>
          <table:table-cell office:value-type="float" office:value="0.189516129032258">
            <text:p>0.18951612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91077319254459">
            <text:p>0.8910773193</text:p>
          </table:table-cell>
          <table:table-cell office:value-type="float" office:value="0.189516129032258">
            <text:p>0.18951612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77780586839421">
            <text:p>0.8777805868</text:p>
          </table:table-cell>
          <table:table-cell office:value-type="float" office:value="0.185483870967742">
            <text:p>0.18548387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8109328176405">
            <text:p>0.8681093282</text:p>
          </table:table-cell>
          <table:table-cell office:value-type="float" office:value="0.185483870967742">
            <text:p>0.18548387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861843538913278">
            <text:p>0.8618435389</text:p>
          </table:table-cell>
          <table:table-cell office:value-type="float" office:value="0.185483870967742">
            <text:p>0.18548387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57178284084178">
            <text:p>0.8571782841</text:p>
          </table:table-cell>
          <table:table-cell office:value-type="float" office:value="0.185483870967742">
            <text:p>0.18548387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51784189624611">
            <text:p>0.8517841896</text:p>
          </table:table-cell>
          <table:table-cell office:value-type="float" office:value="0.185483870967742">
            <text:p>0.18548387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847491221958821">
            <text:p>0.847491222</text:p>
          </table:table-cell>
          <table:table-cell office:value-type="float" office:value="0.189516129032258">
            <text:p>0.1895161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43659662695865">
            <text:p>0.8436596627</text:p>
          </table:table-cell>
          <table:table-cell office:value-type="float" office:value="0.19758064516129">
            <text:p>0.197580645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40070672851407">
            <text:p>0.8400706729</text:p>
          </table:table-cell>
          <table:table-cell office:value-type="float" office:value="0.233870967741935">
            <text:p>0.233870967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836658713971637">
            <text:p>0.836658714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833136448041674">
            <text:p>0.833136448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829514217779851">
            <text:p>0.8295142178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2605534901288">
            <text:p>0.826055349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822638944185049">
            <text:p>0.8226389442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819315666200546">
            <text:p>0.8193156662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816132825503651">
            <text:p>0.8161328255</text:p>
          </table:table-cell>
          <table:table-cell office:value-type="float" office:value="0.254032258064516">
            <text:p>0.254032258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813134191551939">
            <text:p>0.813134191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10333582465033">
            <text:p>0.8103335825</text:p>
          </table:table-cell>
          <table:table-cell office:value-type="float" office:value="0.254032258064516">
            <text:p>0.25403225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807671659230176">
            <text:p>0.8076716592</text:p>
          </table:table-cell>
          <table:table-cell office:value-type="float" office:value="0.258064516129032">
            <text:p>0.258064516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805126832090754">
            <text:p>0.8051268321</text:p>
          </table:table-cell>
          <table:table-cell office:value-type="float" office:value="0.266129032258064">
            <text:p>0.266129032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80273785755451">
            <text:p>0.8027378576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800376428600362">
            <text:p>0.8003764286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98112616690239">
            <text:p>0.7981126167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95965631725151">
            <text:p>0.7959656317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93853143855313">
            <text:p>0.7938531439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91987411491727">
            <text:p>0.7919874115</text:p>
          </table:table-cell>
          <table:table-cell office:value-type="float" office:value="0.30241935483871">
            <text:p>0.302419354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89767934461468">
            <text:p>0.7897679345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87723148325232">
            <text:p>0.7877231483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78583838250065">
            <text:p>0.7858383825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784028964074105">
            <text:p>0.7840289641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782255270016541">
            <text:p>0.78225527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780524237914278">
            <text:p>0.7805242379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778774439047103">
            <text:p>0.778774439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777103780289944">
            <text:p>0.7771037803</text:p>
          </table:table-cell>
          <table:table-cell office:value-type="float" office:value="0.294354838709677">
            <text:p>0.294354838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775495169688462">
            <text:p>0.7754951697</text:p>
          </table:table-cell>
          <table:table-cell office:value-type="float" office:value="0.30241935483871">
            <text:p>0.302419354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773854143373335">
            <text:p>0.7738541434</text:p>
          </table:table-cell>
          <table:table-cell office:value-type="float" office:value="0.30241935483871">
            <text:p>0.302419354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77211127247416">
            <text:p>0.7721112725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70271048058199">
            <text:p>0.7702710481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768341816183208">
            <text:p>0.7683418162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766445951024856">
            <text:p>0.766445951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764606129750585">
            <text:p>0.7646061298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62760831886171">
            <text:p>0.7627608319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760852072608493">
            <text:p>0.7608520726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758886486680678">
            <text:p>0.7588864867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756876333584941">
            <text:p>0.7568763336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754923959167409">
            <text:p>0.7549239592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753277525287675">
            <text:p>0.7532775253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751416691356557">
            <text:p>0.7514166914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749561501066755">
            <text:p>0.7495615011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747896137621744">
            <text:p>0.7478961376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746384961962182">
            <text:p>0.746384962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744998428016832">
            <text:p>0.744998428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743678484161554">
            <text:p>0.743678484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74240942461674">
            <text:p>0.7424094246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741348039100056">
            <text:p>0.7413480391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740467179426025">
            <text:p>0.7404671794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73973954090805">
            <text:p>0.7397395409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738609945089635">
            <text:p>0.7386099451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737884988551854">
            <text:p>0.737884988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737013441817096">
            <text:p>0.7370134418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736194291687634">
            <text:p>0.7361942917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735337936524712">
            <text:p>0.7353379365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734442980931341">
            <text:p>0.7344429809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73348021452463">
            <text:p>0.7334802145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732410442683947">
            <text:p>0.732410442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731578789696199">
            <text:p>0.731578789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730697672471308">
            <text:p>0.730697672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730099499502676">
            <text:p>0.7300994995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729527778376681">
            <text:p>0.7295277784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728939728921717">
            <text:p>0.7289397289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728438946349129">
            <text:p>0.728438946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727987305110107">
            <text:p>0.7279873051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27554998346739">
            <text:p>0.727554998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727125785928619">
            <text:p>0.7271257859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726715480802768">
            <text:p>0.7267154808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726126489340258">
            <text:p>0.726126489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725469252250023">
            <text:p>0.7254692523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24751244232097">
            <text:p>0.724751244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724303691799959">
            <text:p>0.7243036918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724043481000582">
            <text:p>0.72404348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722749686286117">
            <text:p>0.7227496863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722279364974658">
            <text:p>0.722279365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72219540667273">
            <text:p>0.722195406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720591287602115">
            <text:p>0.720591287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719941270553199">
            <text:p>0.7199412706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719347623624582">
            <text:p>0.7193476236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71913692898856">
            <text:p>0.71913692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71639129670754">
            <text:p>0.7163912967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716753911827076">
            <text:p>0.716753911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716011886381801">
            <text:p>0.7160118864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713109169006313">
            <text:p>0.71310916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710817889182436">
            <text:p>0.710817889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09508256307126">
            <text:p>0.709508256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706018019657777">
            <text:p>0.7060180197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704009347493365">
            <text:p>0.7040093475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697770786012148">
            <text:p>0.69777078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692796653986624">
            <text:p>0.692796654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689959318108185">
            <text:p>0.6899593181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686640213574008">
            <text:p>0.6866402136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684913455908089">
            <text:p>0.6849134559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682525948184568">
            <text:p>0.6825259482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680235846033417">
            <text:p>0.680235846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678335899298448">
            <text:p>0.6783358993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675886205257824">
            <text:p>0.675886205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673567831049341">
            <text:p>0.673567831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672095702202899">
            <text:p>0.6720957022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669178309040653">
            <text:p>0.669178309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666254304402349">
            <text:p>0.6662543044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663452106362653">
            <text:p>0.6634521064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661191851224375">
            <text:p>0.6611918512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658572951584381">
            <text:p>0.6585729516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656119383948722">
            <text:p>0.6561193839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653852078285689">
            <text:p>0.653852078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652660944605213">
            <text:p>0.6526609446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650106403316877">
            <text:p>0.6501064033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647858333015855">
            <text:p>0.647858333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644636906932239">
            <text:p>0.6446369069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641094113540469">
            <text:p>0.6410941135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639280233654113">
            <text:p>0.6392802337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634792283551847">
            <text:p>0.6347922836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632387627660861">
            <text:p>0.6323876277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631721608354725">
            <text:p>0.631721608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627879034392685">
            <text:p>0.627879034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629165177934238">
            <text:p>0.6291651779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622781874678257">
            <text:p>0.6227818747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623459798343748">
            <text:p>0.6234597983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621091429596061">
            <text:p>0.6210914296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622369880449316">
            <text:p>0.622369880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617660215682494">
            <text:p>0.6176602157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615437096339299">
            <text:p>0.6154370963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61762580956187">
            <text:p>0.6176258096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615091589317531">
            <text:p>0.6150915893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616031085865899">
            <text:p>0.6160310859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615521865926109">
            <text:p>0.6155218659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613932845743054">
            <text:p>0.6139328457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612866448086092">
            <text:p>0.6128664481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61567193538045">
            <text:p>0.6156719354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611328451724958">
            <text:p>0.6113284517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60729501131648">
            <text:p>0.6072950113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60985860707502">
            <text:p>0.6098586071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612083789996874">
            <text:p>0.61208379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606545790272357">
            <text:p>0.6065457903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6072719895115">
            <text:p>0.6072719895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601158288941029">
            <text:p>0.6011582889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59991174562781">
            <text:p>0.5999117456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599266380202198">
            <text:p>0.5992663802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602172741275101">
            <text:p>0.6021727413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60259468841311">
            <text:p>0.6025946884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597154841373643">
            <text:p>0.5971548414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601560043930296">
            <text:p>0.6015600439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597602756229819">
            <text:p>0.5976027562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602152635926583">
            <text:p>0.6021526359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592082416512869">
            <text:p>0.5920824165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598916945317664">
            <text:p>0.5989169453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591363907638817">
            <text:p>0.5913639076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597741286323124">
            <text:p>0.5977412863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597556230018913">
            <text:p>0.59755623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591864140481331">
            <text:p>0.5918641405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595043673882492">
            <text:p>0.5950436739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597471690158341">
            <text:p>0.597471690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598813294610821">
            <text:p>0.5988132946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597397405896931">
            <text:p>0.5973974059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592785934484806">
            <text:p>0.5927859345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605582744331532">
            <text:p>0.6055827443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598083518423613">
            <text:p>0.5980835184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591406947820614">
            <text:p>0.5914069478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593976135724828">
            <text:p>0.5939761357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59246086195923">
            <text:p>0.592460862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586819360894995">
            <text:p>0.5868193609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596063270345757">
            <text:p>0.5960632703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58962324861194">
            <text:p>0.5896232486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599752740047584">
            <text:p>0.59975274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59592774944142">
            <text:p>0.5959277494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592588034929476">
            <text:p>0.5925880349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592767561394298">
            <text:p>0.5927675614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588439709186821">
            <text:p>0.5884397092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583121442261991">
            <text:p>0.5831214423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94513514343563">
            <text:p>0.5945135143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58359216947252">
            <text:p>0.5835921695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58767247526804">
            <text:p>0.5876724753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589833533514545">
            <text:p>0.5898335335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585343138601712">
            <text:p>0.5853431386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587852408966573">
            <text:p>0.587852409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589585684776158">
            <text:p>0.5895856848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584867254311791">
            <text:p>0.5848672543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584858725474023">
            <text:p>0.5848587255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58192551675947">
            <text:p>0.5819255168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583062434846524">
            <text:p>0.5830624348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58319629155865">
            <text:p>0.5831962916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585544218415669">
            <text:p>0.5855442184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580165464681158">
            <text:p>0.5801654647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589273466238938">
            <text:p>0.5892734662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587484189225798">
            <text:p>0.5874841892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58839692511133">
            <text:p>0.5883969251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582737415824403">
            <text:p>0.5827374158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584521592118771">
            <text:p>0.5845215921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586185540315401">
            <text:p>0.5861855403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584872751864958">
            <text:p>0.5848727519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579975007919565">
            <text:p>0.5799750079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578291268109635">
            <text:p>0.578291268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582496263348749">
            <text:p>0.5824962633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584347977122599">
            <text:p>0.584347977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580914943288519">
            <text:p>0.5809149433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584859990565629">
            <text:p>0.5848599906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582216339662786">
            <text:p>0.5822163397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586359515853309">
            <text:p>0.5863595159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580700121747303">
            <text:p>0.5807001217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582763640335248">
            <text:p>0.5827636403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579692013647316">
            <text:p>0.5796920136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582956455564136">
            <text:p>0.5829564556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581349994791583">
            <text:p>0.5813499948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579729047194682">
            <text:p>0.5797290472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567019954899662">
            <text:p>0.5670199549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577205996358054">
            <text:p>0.5772059964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56939265358721">
            <text:p>0.5693926536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584673529533494">
            <text:p>0.5846735295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575642595293543">
            <text:p>0.5756425953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578100440350075">
            <text:p>0.5781004404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575389028066031">
            <text:p>0.5753890281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572795307585466">
            <text:p>0.5727953076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573133875511566">
            <text:p>0.5731338755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576116162740082">
            <text:p>0.5761161627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57543348863436">
            <text:p>0.5754334886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578924519856613">
            <text:p>0.5789245199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577697467969832">
            <text:p>0.577697468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577358467673762">
            <text:p>0.5773584677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567219211189668">
            <text:p>0.5672192112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572787433304885">
            <text:p>0.5727874333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568362148553493">
            <text:p>0.5683621486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566920301642442">
            <text:p>0.5669203016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575264581015153">
            <text:p>0.57526458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57314256341969">
            <text:p>0.5731425634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566252418189158">
            <text:p>0.5662524182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571675500537427">
            <text:p>0.5716755005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573871199733214">
            <text:p>0.5738711997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576335664887995">
            <text:p>0.5763356649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561658409905238">
            <text:p>0.5616584099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561609919546065">
            <text:p>0.5616099195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560784222863594">
            <text:p>0.5607842229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551978187967766">
            <text:p>0.551978188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553087813380075">
            <text:p>0.5530878134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561602034445268">
            <text:p>0.5616020344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560368404076493">
            <text:p>0.5603684041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558920797117463">
            <text:p>0.5589207971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555872100762253">
            <text:p>0.5558721008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567345459008542">
            <text:p>0.567345459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570250536100929">
            <text:p>0.5702505361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556970700916936">
            <text:p>0.5569707009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565387488106291">
            <text:p>0.5653874881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559450207546666">
            <text:p>0.5594502075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570371373976386">
            <text:p>0.57037137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571772397166865">
            <text:p>0.5717723972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557421092209111">
            <text:p>0.5574210922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557501902916603">
            <text:p>0.5575019029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571148069211467">
            <text:p>0.5711480692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557582146121305">
            <text:p>0.5575821461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57294512330659">
            <text:p>0.5729451233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562050011809369">
            <text:p>0.5620500118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576646520741235">
            <text:p>0.5766465207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575636662546885">
            <text:p>0.5756366625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559685043416044">
            <text:p>0.559685043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571297927007539">
            <text:p>0.571297927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56685941167931">
            <text:p>0.5668594117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565083611147506">
            <text:p>0.5650836111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56153872409772">
            <text:p>0.5615387241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572982547954061">
            <text:p>0.572982548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563574049371215">
            <text:p>0.5635740494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56432129850718">
            <text:p>0.5643212985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563593159600825">
            <text:p>0.5635931596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563828698633612">
            <text:p>0.5638286986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561295783250334">
            <text:p>0.5612957833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563530300787758">
            <text:p>0.5635303008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571513475499665">
            <text:p>0.5715134755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562509555995718">
            <text:p>0.562509556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573142303184832">
            <text:p>0.573142303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569898950821964">
            <text:p>0.5698989508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574707134379152">
            <text:p>0.5747071344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66329853343229">
            <text:p>0.5663298533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562209924823348">
            <text:p>0.5622099248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561205676133146">
            <text:p>0.5612056761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561462311584187">
            <text:p>0.5614623116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561169761503829">
            <text:p>0.5611697615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577092253038108">
            <text:p>0.577092253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567833680948095">
            <text:p>0.5678336809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570258645605879">
            <text:p>0.5702586456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71465237528812">
            <text:p>0.5714652375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63651349166819">
            <text:p>0.5636513492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563894395684076">
            <text:p>0.5638943957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567795533762732">
            <text:p>0.5677955338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570080882126295">
            <text:p>0.5700808821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561110864053881">
            <text:p>0.5611108641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567324900712204">
            <text:p>0.5673249007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560317916421482">
            <text:p>0.5603179164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555743979961038">
            <text:p>0.55574398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564448028398949">
            <text:p>0.5644480284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64245885551317">
            <text:p>0.5642458856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572407514762278">
            <text:p>0.5724075148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567756676207557">
            <text:p>0.5677566762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560606925057579">
            <text:p>0.5606069251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561426060545085">
            <text:p>0.5614260605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5695171091848">
            <text:p>0.5569517109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553608328218947">
            <text:p>0.5536083282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568946269272091">
            <text:p>0.5689462693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564318977980108">
            <text:p>0.56431897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55258037234741">
            <text:p>0.5525803723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61432361006736">
            <text:p>0.561432361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558494905454456">
            <text:p>0.5584949055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55789130250506">
            <text:p>0.5578913025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568233146382403">
            <text:p>0.5682331464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566550217445791">
            <text:p>0.5665502174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58221934498905">
            <text:p>0.5582219345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55829899357134">
            <text:p>0.5582989936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562395199956003">
            <text:p>0.5623952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564147892775815">
            <text:p>0.564147892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560768019560829">
            <text:p>0.5607680196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564433184927">
            <text:p>0.5564433185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562731537770175">
            <text:p>0.5627315378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566642701013925">
            <text:p>0.566642701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557401888322434">
            <text:p>0.5574018883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556010986128227">
            <text:p>0.5560109861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55754431427249">
            <text:p>0.5557544314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557299811276105">
            <text:p>0.5572998113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552430336259217">
            <text:p>0.5524303363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556744899770735">
            <text:p>0.556744899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555662472619837">
            <text:p>0.5556624726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56111357644029">
            <text:p>0.5611135764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55662373122138">
            <text:p>0.5566237312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558824660412823">
            <text:p>0.5588246604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559404369054812">
            <text:p>0.5594043691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555646148385513">
            <text:p>0.555646148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58415351302255">
            <text:p>0.5584153513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561114428855911">
            <text:p>0.5611144289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554211410819931">
            <text:p>0.5542114108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558108438353454">
            <text:p>0.5581084384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560203459872269">
            <text:p>0.5602034599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550203530659987">
            <text:p>0.5502035307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57131913208783">
            <text:p>0.5713191321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558277445644368">
            <text:p>0.5582774456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55760628221934">
            <text:p>0.5576062822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549199313566859">
            <text:p>0.5491993136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55527108385941">
            <text:p>0.5555271084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553638464243541">
            <text:p>0.5536384642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55472684253415">
            <text:p>0.5547268425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562752324920819">
            <text:p>0.5627523249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555792248243798">
            <text:p>0.5557922482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62026065234327">
            <text:p>0.5620260652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554353388230126">
            <text:p>0.5543533882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557683481785001">
            <text:p>0.5576834818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553603018253423">
            <text:p>0.5536030183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555945378401835">
            <text:p>0.5559453784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55523470774148">
            <text:p>0.5555234708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556448351463728">
            <text:p>0.5564483515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557936868160579">
            <text:p>0.5579368682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55249417684466">
            <text:p>0.5524941768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553391510658161">
            <text:p>0.5533915107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50747344750678">
            <text:p>0.5507473448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555386855624172">
            <text:p>0.5553868556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556311680105131">
            <text:p>0.5563116801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55887203114611">
            <text:p>0.5588720311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559010584301632">
            <text:p>0.5590105843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51739936278191">
            <text:p>0.5517399363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555361975194229">
            <text:p>0.5553619752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560323924449819">
            <text:p>0.560323924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562157201680537">
            <text:p>0.5621572017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560591621753349">
            <text:p>0.5605916218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59761431295709">
            <text:p>0.5597614313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558339101666146">
            <text:p>0.5583391017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552318567330754">
            <text:p>0.5523185673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558162843635273">
            <text:p>0.5581628436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557847194946819">
            <text:p>0.5578471949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551945741163086">
            <text:p>0.5519457412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551640640245882">
            <text:p>0.5516406402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560985688246767">
            <text:p>0.5609856882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558760872319467">
            <text:p>0.5587608723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562361274734789">
            <text:p>0.5623612747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5641810221056">
            <text:p>0.5564181022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568472311517434">
            <text:p>0.5684723115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55862281113236">
            <text:p>0.5558622811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562950247180514">
            <text:p>0.5629502472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55737729291989">
            <text:p>0.5573772929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554350995818058">
            <text:p>0.5543509958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560404518482308">
            <text:p>0.5604045185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56248137556963">
            <text:p>0.5624813756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559093170334075">
            <text:p>0.5590931703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557989687385158">
            <text:p>0.5579896874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55011839552212">
            <text:p>0.5550118396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558202930783149">
            <text:p>0.5582029308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55548878610149">
            <text:p>0.5554887861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557701796454199">
            <text:p>0.5577017965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558614282494064">
            <text:p>0.5586142825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563413999463255">
            <text:p>0.5634139995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550092091013524">
            <text:p>0.550092091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557972600341129">
            <text:p>0.5579726003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554062261453776">
            <text:p>0.5540622615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56249866647386">
            <text:p>0.5624986665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55227430458765">
            <text:p>0.5552274305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55544131123513">
            <text:p>0.5554413112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552085972087542">
            <text:p>0.5520859721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560427001809796">
            <text:p>0.560427001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553741169906339">
            <text:p>0.5537411699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559537578870687">
            <text:p>0.5595375789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556042782514298">
            <text:p>0.5560427825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552332701816046">
            <text:p>0.5523327018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555531229278348">
            <text:p>0.555531229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558684739982241">
            <text:p>0.55868474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48483091664777">
            <text:p>0.5484830917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556569592372854">
            <text:p>0.5565695924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552011190051552">
            <text:p>0.5520111901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551841455815523">
            <text:p>0.551841455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551390274217546">
            <text:p>0.5513902742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54516742879176">
            <text:p>0.5545167429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554782686066769">
            <text:p>0.5547826861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556712713338487">
            <text:p>0.5567127133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558868649375496">
            <text:p>0.5588686494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558780024595318">
            <text:p>0.5587800246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561958493270946">
            <text:p>0.5619584933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554904521092133">
            <text:p>0.5549045211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559531720789203">
            <text:p>0.5595317208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555995484698318">
            <text:p>0.5559954847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555432385761163">
            <text:p>0.5554323858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58401605416286">
            <text:p>0.5584016054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5527577090099">
            <text:p>0.552757709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559137909099384">
            <text:p>0.5591379091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564863275613123">
            <text:p>0.5648632756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55469283360486">
            <text:p>0.5546928336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556213894488024">
            <text:p>0.5562138945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553861196532035">
            <text:p>0.5538611965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550628314667173">
            <text:p>0.5506283147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558951338677463">
            <text:p>0.5589513387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558624566042773">
            <text:p>0.558624566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53847568733176">
            <text:p>0.5538475687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55045487456883">
            <text:p>0.5504548746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545473806343609">
            <text:p>0.5454738063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547418123719609">
            <text:p>0.5474181237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552556164469935">
            <text:p>0.5525561645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553357678950547">
            <text:p>0.553357679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555482043638699">
            <text:p>0.5554820436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555270295225595">
            <text:p>0.5552702952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555192174224576">
            <text:p>0.5551921742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549535666493744">
            <text:p>0.5495356665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48295925270049">
            <text:p>0.5482959253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548874975357434">
            <text:p>0.5488749754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549187856157662">
            <text:p>0.5491878562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550900135426388">
            <text:p>0.5509001354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547642311883619">
            <text:p>0.5476423119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553638227259689">
            <text:p>0.5536382273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55197616809241">
            <text:p>0.5519761681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559172255504118">
            <text:p>0.5591722555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551036238959265">
            <text:p>0.551036239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551650705194725">
            <text:p>0.5516507052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550307920877567">
            <text:p>0.5503079209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551782835459334">
            <text:p>0.5517828355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546581927202296">
            <text:p>0.5465819272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552639916624696">
            <text:p>0.5526399166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546634115109287">
            <text:p>0.5466341151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555266123417358">
            <text:p>0.5552661234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551182085134598">
            <text:p>0.5511820851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551153144684535">
            <text:p>0.5511531447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543322483811833">
            <text:p>0.5433224838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550074752697001">
            <text:p>0.5500747527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551067817246056">
            <text:p>0.5510678172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549694361439749">
            <text:p>0.5496943614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54997982027573">
            <text:p>0.5499798203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549667121843276">
            <text:p>0.5496671218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552456176288991">
            <text:p>0.5524561763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548641501684038">
            <text:p>0.5486415017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546799438485146">
            <text:p>0.5467994385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545626485170884">
            <text:p>0.5456264852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555068561745966">
            <text:p>0.5550685617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554732866282841">
            <text:p>0.5547328663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553252527177437">
            <text:p>0.5532525272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551811571387696">
            <text:p>0.5518115714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551825802273248">
            <text:p>0.5518258023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554480977206489">
            <text:p>0.5544809772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549628020420125">
            <text:p>0.5496280204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544674506133843">
            <text:p>0.5446745061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54804008983679">
            <text:p>0.5480400898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51019063235326">
            <text:p>0.5510190632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string">
            <text:p>Time to train (in seconds): 6.112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555256064690027</text:p>
          </table:table-cell>
          <table:table-cell table:number-columns-repeated="3"/>
        </table:table-row>
        <table:table-row table:style-name="ro1">
          <table:table-cell office:value-type="string">
            <text:p>Test set accuracy: 0.516129032258064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3:59</dc:date>
    <dc:creator>steve </dc:creator>
    <meta:generator>LibreOffice/3.4$Unix LibreOffice_project/340m1$Build-402</meta:generator>
    <meta:editing-duration>PT1M46S</meta:editing-duration>
    <meta:editing-cycles>3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97cm" svg:y="0.316cm" chart:style-name="ch2">
          <text:p>Training MSE, Validation Classification Accuracu vs. Epochs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5cm" svg:width="7.894cm" svg:height="5.357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55691186553899">
                <text:p>0.955691186553899</text:p>
                <draw:g>
                  <svg:desc>Sheet1.B14:Sheet1.B513</svg:desc>
                </draw:g>
              </table:table-cell>
              <table:table-cell office:value-type="float" office:value="0.0887096774193548">
                <text:p>0.0887096774193548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3145508299892">
                <text:p>0.913145508299892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3049968217339">
                <text:p>0.913049968217339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1298772105544">
                <text:p>0.91298772105544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2943187613452">
                <text:p>0.912943187613452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2909013248083">
                <text:p>0.912909013248083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2881299777288">
                <text:p>0.912881299777288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12857766529702">
                <text:p>0.912857766529702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12836958892557">
                <text:p>0.912836958892557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2817866322157">
                <text:p>0.912817866322157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12799714989575">
                <text:p>0.912799714989575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1278183668368">
                <text:p>0.91278183668368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2763563568369">
                <text:p>0.912763563568369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12744110316368">
                <text:p>0.912744110316368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12722389979254">
                <text:p>0.912722389979254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12696642476024">
                <text:p>0.912696642476024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12663508464429">
                <text:p>0.912663508464429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12615076595073">
                <text:p>0.912615076595073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1252478928439">
                <text:p>0.91252478928439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12156608171262">
                <text:p>0.912156608171262</text:p>
              </table:table-cell>
              <table:table-cell office:value-type="float" office:value="0.092741935483871">
                <text:p>0.092741935483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09555853524275">
                <text:p>0.909555853524275</text:p>
              </table:table-cell>
              <table:table-cell office:value-type="float" office:value="0.185483870967742">
                <text:p>0.18548387096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03231752512215">
                <text:p>0.903231752512215</text:p>
              </table:table-cell>
              <table:table-cell office:value-type="float" office:value="0.189516129032258">
                <text:p>0.189516129032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91077319254459">
                <text:p>0.891077319254459</text:p>
              </table:table-cell>
              <table:table-cell office:value-type="float" office:value="0.189516129032258">
                <text:p>0.189516129032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780586839421">
                <text:p>0.877780586839421</text:p>
              </table:table-cell>
              <table:table-cell office:value-type="float" office:value="0.185483870967742">
                <text:p>0.185483870967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68109328176405">
                <text:p>0.868109328176405</text:p>
              </table:table-cell>
              <table:table-cell office:value-type="float" office:value="0.185483870967742">
                <text:p>0.1854838709677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61843538913278">
                <text:p>0.861843538913278</text:p>
              </table:table-cell>
              <table:table-cell office:value-type="float" office:value="0.185483870967742">
                <text:p>0.185483870967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7178284084178">
                <text:p>0.857178284084178</text:p>
              </table:table-cell>
              <table:table-cell office:value-type="float" office:value="0.185483870967742">
                <text:p>0.185483870967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1784189624611">
                <text:p>0.851784189624611</text:p>
              </table:table-cell>
              <table:table-cell office:value-type="float" office:value="0.185483870967742">
                <text:p>0.185483870967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47491221958821">
                <text:p>0.847491221958821</text:p>
              </table:table-cell>
              <table:table-cell office:value-type="float" office:value="0.189516129032258">
                <text:p>0.189516129032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43659662695865">
                <text:p>0.843659662695865</text:p>
              </table:table-cell>
              <table:table-cell office:value-type="float" office:value="0.19758064516129">
                <text:p>0.19758064516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40070672851407">
                <text:p>0.840070672851407</text:p>
              </table:table-cell>
              <table:table-cell office:value-type="float" office:value="0.233870967741935">
                <text:p>0.233870967741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36658713971637">
                <text:p>0.836658713971637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3136448041674">
                <text:p>0.833136448041674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29514217779851">
                <text:p>0.8295142177798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2605534901288">
                <text:p>0.8260553490128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22638944185049">
                <text:p>0.8226389441850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19315666200546">
                <text:p>0.81931566620054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16132825503651">
                <text:p>0.816132825503651</text:p>
              </table:table-cell>
              <table:table-cell office:value-type="float" office:value="0.254032258064516">
                <text:p>0.254032258064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13134191551939">
                <text:p>0.8131341915519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10333582465033">
                <text:p>0.810333582465033</text:p>
              </table:table-cell>
              <table:table-cell office:value-type="float" office:value="0.254032258064516">
                <text:p>0.254032258064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07671659230176">
                <text:p>0.807671659230176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05126832090754">
                <text:p>0.805126832090754</text:p>
              </table:table-cell>
              <table:table-cell office:value-type="float" office:value="0.266129032258064">
                <text:p>0.266129032258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0273785755451">
                <text:p>0.80273785755451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00376428600362">
                <text:p>0.800376428600362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98112616690239">
                <text:p>0.798112616690239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95965631725151">
                <text:p>0.795965631725151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793853143855313">
                <text:p>0.793853143855313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91987411491727">
                <text:p>0.791987411491727</text:p>
              </table:table-cell>
              <table:table-cell office:value-type="float" office:value="0.30241935483871">
                <text:p>0.30241935483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89767934461468">
                <text:p>0.789767934461468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87723148325232">
                <text:p>0.787723148325232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8583838250065">
                <text:p>0.78583838250065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84028964074105">
                <text:p>0.784028964074105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82255270016541">
                <text:p>0.782255270016541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80524237914278">
                <text:p>0.780524237914278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78774439047103">
                <text:p>0.778774439047103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77103780289944">
                <text:p>0.777103780289944</text:p>
              </table:table-cell>
              <table:table-cell office:value-type="float" office:value="0.294354838709677">
                <text:p>0.2943548387096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775495169688462">
                <text:p>0.775495169688462</text:p>
              </table:table-cell>
              <table:table-cell office:value-type="float" office:value="0.30241935483871">
                <text:p>0.30241935483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73854143373335">
                <text:p>0.773854143373335</text:p>
              </table:table-cell>
              <table:table-cell office:value-type="float" office:value="0.30241935483871">
                <text:p>0.30241935483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7211127247416">
                <text:p>0.77211127247416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70271048058199">
                <text:p>0.770271048058199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768341816183208">
                <text:p>0.768341816183208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66445951024856">
                <text:p>0.766445951024856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64606129750585">
                <text:p>0.764606129750585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62760831886171">
                <text:p>0.762760831886171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60852072608493">
                <text:p>0.760852072608493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58886486680678">
                <text:p>0.758886486680678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56876333584941">
                <text:p>0.756876333584941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754923959167409">
                <text:p>0.754923959167409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753277525287675">
                <text:p>0.753277525287675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51416691356557">
                <text:p>0.751416691356557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749561501066755">
                <text:p>0.749561501066755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747896137621744">
                <text:p>0.747896137621744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746384961962182">
                <text:p>0.746384961962182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44998428016832">
                <text:p>0.744998428016832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743678484161554">
                <text:p>0.74367848416155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4240942461674">
                <text:p>0.7424094246167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41348039100056">
                <text:p>0.74134803910005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740467179426025">
                <text:p>0.740467179426025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3973954090805">
                <text:p>0.7397395409080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38609945089635">
                <text:p>0.73860994508963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37884988551854">
                <text:p>0.737884988551854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37013441817096">
                <text:p>0.737013441817096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36194291687634">
                <text:p>0.736194291687634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35337936524712">
                <text:p>0.735337936524712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34442980931341">
                <text:p>0.73444298093134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3348021452463">
                <text:p>0.7334802145246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732410442683947">
                <text:p>0.73241044268394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731578789696199">
                <text:p>0.73157878969619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30697672471308">
                <text:p>0.73069767247130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30099499502676">
                <text:p>0.730099499502676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29527778376681">
                <text:p>0.72952777837668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28939728921717">
                <text:p>0.728939728921717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28438946349129">
                <text:p>0.72843894634912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27987305110107">
                <text:p>0.727987305110107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27554998346739">
                <text:p>0.72755499834673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727125785928619">
                <text:p>0.72712578592861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26715480802768">
                <text:p>0.726715480802768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26126489340258">
                <text:p>0.726126489340258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725469252250023">
                <text:p>0.72546925225002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24751244232097">
                <text:p>0.72475124423209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724303691799959">
                <text:p>0.72430369179995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724043481000582">
                <text:p>0.72404348100058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22749686286117">
                <text:p>0.722749686286117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22279364974658">
                <text:p>0.72227936497465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72219540667273">
                <text:p>0.7221954066727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20591287602115">
                <text:p>0.720591287602115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719941270553199">
                <text:p>0.719941270553199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19347623624582">
                <text:p>0.71934762362458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71913692898856">
                <text:p>0.71913692898856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1639129670754">
                <text:p>0.71639129670754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16753911827076">
                <text:p>0.71675391182707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16011886381801">
                <text:p>0.716011886381801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13109169006313">
                <text:p>0.71310916900631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10817889182436">
                <text:p>0.710817889182436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09508256307126">
                <text:p>0.70950825630712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06018019657777">
                <text:p>0.706018019657777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04009347493365">
                <text:p>0.704009347493365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97770786012148">
                <text:p>0.69777078601214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92796653986624">
                <text:p>0.692796653986624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89959318108185">
                <text:p>0.689959318108185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86640213574008">
                <text:p>0.686640213574008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84913455908089">
                <text:p>0.684913455908089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82525948184568">
                <text:p>0.682525948184568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80235846033417">
                <text:p>0.680235846033417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335899298448">
                <text:p>0.678335899298448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75886205257824">
                <text:p>0.67588620525782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73567831049341">
                <text:p>0.67356783104934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72095702202899">
                <text:p>0.672095702202899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69178309040653">
                <text:p>0.669178309040653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66254304402349">
                <text:p>0.666254304402349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63452106362653">
                <text:p>0.663452106362653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61191851224375">
                <text:p>0.661191851224375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58572951584381">
                <text:p>0.65857295158438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56119383948722">
                <text:p>0.656119383948722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53852078285689">
                <text:p>0.653852078285689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52660944605213">
                <text:p>0.652660944605213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50106403316877">
                <text:p>0.650106403316877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47858333015855">
                <text:p>0.647858333015855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44636906932239">
                <text:p>0.644636906932239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41094113540469">
                <text:p>0.641094113540469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9280233654113">
                <text:p>0.639280233654113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4792283551847">
                <text:p>0.634792283551847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2387627660861">
                <text:p>0.632387627660861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1721608354725">
                <text:p>0.631721608354725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879034392685">
                <text:p>0.627879034392685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9165177934238">
                <text:p>0.62916517793423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2781874678257">
                <text:p>0.622781874678257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3459798343748">
                <text:p>0.623459798343748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1091429596061">
                <text:p>0.621091429596061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2369880449316">
                <text:p>0.622369880449316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17660215682494">
                <text:p>0.617660215682494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15437096339299">
                <text:p>0.615437096339299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1762580956187">
                <text:p>0.61762580956187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15091589317531">
                <text:p>0.615091589317531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16031085865899">
                <text:p>0.616031085865899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15521865926109">
                <text:p>0.615521865926109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13932845743054">
                <text:p>0.613932845743054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12866448086092">
                <text:p>0.61286644808609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1567193538045">
                <text:p>0.61567193538045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11328451724958">
                <text:p>0.611328451724958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0729501131648">
                <text:p>0.60729501131648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0985860707502">
                <text:p>0.60985860707502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12083789996874">
                <text:p>0.612083789996874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06545790272357">
                <text:p>0.606545790272357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072719895115">
                <text:p>0.6072719895115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01158288941029">
                <text:p>0.601158288941029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59991174562781">
                <text:p>0.59991174562781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599266380202198">
                <text:p>0.599266380202198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02172741275101">
                <text:p>0.602172741275101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0259468841311">
                <text:p>0.60259468841311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597154841373643">
                <text:p>0.597154841373643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01560043930296">
                <text:p>0.601560043930296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597602756229819">
                <text:p>0.597602756229819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02152635926583">
                <text:p>0.602152635926583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592082416512869">
                <text:p>0.592082416512869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598916945317664">
                <text:p>0.598916945317664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591363907638817">
                <text:p>0.591363907638817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597741286323124">
                <text:p>0.597741286323124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597556230018913">
                <text:p>0.597556230018913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591864140481331">
                <text:p>0.59186414048133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595043673882492">
                <text:p>0.595043673882492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597471690158341">
                <text:p>0.597471690158341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598813294610821">
                <text:p>0.598813294610821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597397405896931">
                <text:p>0.597397405896931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592785934484806">
                <text:p>0.592785934484806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05582744331532">
                <text:p>0.605582744331532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598083518423613">
                <text:p>0.598083518423613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591406947820614">
                <text:p>0.591406947820614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593976135724828">
                <text:p>0.593976135724828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59246086195923">
                <text:p>0.59246086195923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586819360894995">
                <text:p>0.586819360894995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596063270345757">
                <text:p>0.596063270345757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58962324861194">
                <text:p>0.58962324861194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599752740047584">
                <text:p>0.599752740047584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59592774944142">
                <text:p>0.59592774944142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592588034929476">
                <text:p>0.592588034929476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592767561394298">
                <text:p>0.592767561394298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588439709186821">
                <text:p>0.588439709186821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583121442261991">
                <text:p>0.583121442261991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94513514343563">
                <text:p>0.594513514343563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58359216947252">
                <text:p>0.5835921694725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58767247526804">
                <text:p>0.58767247526804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589833533514545">
                <text:p>0.589833533514545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585343138601712">
                <text:p>0.585343138601712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587852408966573">
                <text:p>0.587852408966573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589585684776158">
                <text:p>0.589585684776158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584867254311791">
                <text:p>0.584867254311791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584858725474023">
                <text:p>0.584858725474023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58192551675947">
                <text:p>0.58192551675947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583062434846524">
                <text:p>0.583062434846524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58319629155865">
                <text:p>0.58319629155865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585544218415669">
                <text:p>0.585544218415669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580165464681158">
                <text:p>0.580165464681158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589273466238938">
                <text:p>0.589273466238938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587484189225798">
                <text:p>0.587484189225798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58839692511133">
                <text:p>0.58839692511133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582737415824403">
                <text:p>0.582737415824403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584521592118771">
                <text:p>0.584521592118771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586185540315401">
                <text:p>0.586185540315401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584872751864958">
                <text:p>0.584872751864958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579975007919565">
                <text:p>0.579975007919565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578291268109635">
                <text:p>0.578291268109635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582496263348749">
                <text:p>0.582496263348749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584347977122599">
                <text:p>0.584347977122599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580914943288519">
                <text:p>0.580914943288519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584859990565629">
                <text:p>0.584859990565629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582216339662786">
                <text:p>0.582216339662786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586359515853309">
                <text:p>0.586359515853309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580700121747303">
                <text:p>0.580700121747303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582763640335248">
                <text:p>0.582763640335248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579692013647316">
                <text:p>0.579692013647316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582956455564136">
                <text:p>0.582956455564136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581349994791583">
                <text:p>0.581349994791583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579729047194682">
                <text:p>0.579729047194682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567019954899662">
                <text:p>0.56701995489966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577205996358054">
                <text:p>0.577205996358054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56939265358721">
                <text:p>0.56939265358721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584673529533494">
                <text:p>0.584673529533494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575642595293543">
                <text:p>0.575642595293543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578100440350075">
                <text:p>0.578100440350075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575389028066031">
                <text:p>0.575389028066031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572795307585466">
                <text:p>0.572795307585466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573133875511566">
                <text:p>0.573133875511566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576116162740082">
                <text:p>0.576116162740082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57543348863436">
                <text:p>0.57543348863436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578924519856613">
                <text:p>0.578924519856613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577697467969832">
                <text:p>0.577697467969832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577358467673762">
                <text:p>0.577358467673762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567219211189668">
                <text:p>0.567219211189668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572787433304885">
                <text:p>0.572787433304885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568362148553493">
                <text:p>0.568362148553493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566920301642442">
                <text:p>0.566920301642442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575264581015153">
                <text:p>0.575264581015153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57314256341969">
                <text:p>0.57314256341969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566252418189158">
                <text:p>0.566252418189158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571675500537427">
                <text:p>0.571675500537427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573871199733214">
                <text:p>0.573871199733214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576335664887995">
                <text:p>0.576335664887995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561658409905238">
                <text:p>0.561658409905238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561609919546065">
                <text:p>0.561609919546065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560784222863594">
                <text:p>0.560784222863594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551978187967766">
                <text:p>0.551978187967766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553087813380075">
                <text:p>0.553087813380075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561602034445268">
                <text:p>0.561602034445268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560368404076493">
                <text:p>0.560368404076493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558920797117463">
                <text:p>0.558920797117463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555872100762253">
                <text:p>0.555872100762253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567345459008542">
                <text:p>0.567345459008542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570250536100929">
                <text:p>0.570250536100929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556970700916936">
                <text:p>0.556970700916936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565387488106291">
                <text:p>0.565387488106291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559450207546666">
                <text:p>0.559450207546666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570371373976386">
                <text:p>0.570371373976386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571772397166865">
                <text:p>0.571772397166865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557421092209111">
                <text:p>0.557421092209111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557501902916603">
                <text:p>0.557501902916603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571148069211467">
                <text:p>0.571148069211467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557582146121305">
                <text:p>0.557582146121305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57294512330659">
                <text:p>0.57294512330659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562050011809369">
                <text:p>0.562050011809369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576646520741235">
                <text:p>0.576646520741235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575636662546885">
                <text:p>0.575636662546885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559685043416044">
                <text:p>0.559685043416044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571297927007539">
                <text:p>0.571297927007539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56685941167931">
                <text:p>0.56685941167931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565083611147506">
                <text:p>0.565083611147506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56153872409772">
                <text:p>0.56153872409772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572982547954061">
                <text:p>0.572982547954061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563574049371215">
                <text:p>0.563574049371215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56432129850718">
                <text:p>0.56432129850718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563593159600825">
                <text:p>0.563593159600825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563828698633612">
                <text:p>0.563828698633612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561295783250334">
                <text:p>0.561295783250334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563530300787758">
                <text:p>0.563530300787758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571513475499665">
                <text:p>0.571513475499665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562509555995718">
                <text:p>0.562509555995718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573142303184832">
                <text:p>0.57314230318483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569898950821964">
                <text:p>0.569898950821964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574707134379152">
                <text:p>0.57470713437915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66329853343229">
                <text:p>0.566329853343229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562209924823348">
                <text:p>0.562209924823348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561205676133146">
                <text:p>0.561205676133146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561462311584187">
                <text:p>0.561462311584187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561169761503829">
                <text:p>0.561169761503829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577092253038108">
                <text:p>0.577092253038108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567833680948095">
                <text:p>0.567833680948095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570258645605879">
                <text:p>0.570258645605879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571465237528812">
                <text:p>0.571465237528812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563651349166819">
                <text:p>0.563651349166819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563894395684076">
                <text:p>0.5638943956840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567795533762732">
                <text:p>0.567795533762732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570080882126295">
                <text:p>0.570080882126295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561110864053881">
                <text:p>0.5611108640538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567324900712204">
                <text:p>0.567324900712204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560317916421482">
                <text:p>0.560317916421482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555743979961038">
                <text:p>0.55574397996103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564448028398949">
                <text:p>0.564448028398949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564245885551317">
                <text:p>0.564245885551317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572407514762278">
                <text:p>0.572407514762278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567756676207557">
                <text:p>0.567756676207557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560606925057579">
                <text:p>0.560606925057579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561426060545085">
                <text:p>0.561426060545085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55695171091848">
                <text:p>0.55695171091848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553608328218947">
                <text:p>0.553608328218947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568946269272091">
                <text:p>0.568946269272091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564318977980108">
                <text:p>0.564318977980108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55258037234741">
                <text:p>0.552580372347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561432361006736">
                <text:p>0.561432361006736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558494905454456">
                <text:p>0.558494905454456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55789130250506">
                <text:p>0.55789130250506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568233146382403">
                <text:p>0.568233146382403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566550217445791">
                <text:p>0.566550217445791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558221934498905">
                <text:p>0.558221934498905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55829899357134">
                <text:p>0.55829899357134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562395199956003">
                <text:p>0.562395199956003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564147892775815">
                <text:p>0.56414789277581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560768019560829">
                <text:p>0.560768019560829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5564433184927">
                <text:p>0.5564433184927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562731537770175">
                <text:p>0.562731537770175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566642701013925">
                <text:p>0.566642701013925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557401888322434">
                <text:p>0.557401888322434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556010986128227">
                <text:p>0.556010986128227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555754431427249">
                <text:p>0.555754431427249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557299811276105">
                <text:p>0.55729981127610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552430336259217">
                <text:p>0.552430336259217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556744899770735">
                <text:p>0.55674489977073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555662472619837">
                <text:p>0.555662472619837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56111357644029">
                <text:p>0.56111357644029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55662373122138">
                <text:p>0.55662373122138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58824660412823">
                <text:p>0.558824660412823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559404369054812">
                <text:p>0.559404369054812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555646148385513">
                <text:p>0.555646148385513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558415351302255">
                <text:p>0.55841535130225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561114428855911">
                <text:p>0.561114428855911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554211410819931">
                <text:p>0.554211410819931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558108438353454">
                <text:p>0.558108438353454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560203459872269">
                <text:p>0.560203459872269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550203530659987">
                <text:p>0.5502035306599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57131913208783">
                <text:p>0.57131913208783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558277445644368">
                <text:p>0.55827744564436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55760628221934">
                <text:p>0.55760628221934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549199313566859">
                <text:p>0.549199313566859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555527108385941">
                <text:p>0.555527108385941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553638464243541">
                <text:p>0.553638464243541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55472684253415">
                <text:p>0.55472684253415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562752324920819">
                <text:p>0.562752324920819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555792248243798">
                <text:p>0.555792248243798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562026065234327">
                <text:p>0.562026065234327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554353388230126">
                <text:p>0.554353388230126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557683481785001">
                <text:p>0.557683481785001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553603018253423">
                <text:p>0.553603018253423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555945378401835">
                <text:p>0.555945378401835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555523470774148">
                <text:p>0.555523470774148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556448351463728">
                <text:p>0.556448351463728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557936868160579">
                <text:p>0.557936868160579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55249417684466">
                <text:p>0.55249417684466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553391510658161">
                <text:p>0.553391510658161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550747344750678">
                <text:p>0.55074734475067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555386855624172">
                <text:p>0.555386855624172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556311680105131">
                <text:p>0.556311680105131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55887203114611">
                <text:p>0.55887203114611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559010584301632">
                <text:p>0.55901058430163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551739936278191">
                <text:p>0.551739936278191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555361975194229">
                <text:p>0.555361975194229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560323924449819">
                <text:p>0.560323924449819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562157201680537">
                <text:p>0.562157201680537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560591621753349">
                <text:p>0.5605916217533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559761431295709">
                <text:p>0.559761431295709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558339101666146">
                <text:p>0.558339101666146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552318567330754">
                <text:p>0.552318567330754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558162843635273">
                <text:p>0.558162843635273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557847194946819">
                <text:p>0.557847194946819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551945741163086">
                <text:p>0.551945741163086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551640640245882">
                <text:p>0.551640640245882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560985688246767">
                <text:p>0.560985688246767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558760872319467">
                <text:p>0.558760872319467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562361274734789">
                <text:p>0.562361274734789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55641810221056">
                <text:p>0.55641810221056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568472311517434">
                <text:p>0.5684723115174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555862281113236">
                <text:p>0.555862281113236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562950247180514">
                <text:p>0.562950247180514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55737729291989">
                <text:p>0.55737729291989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554350995818058">
                <text:p>0.554350995818058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560404518482308">
                <text:p>0.560404518482308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56248137556963">
                <text:p>0.56248137556963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559093170334075">
                <text:p>0.559093170334075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557989687385158">
                <text:p>0.557989687385158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555011839552212">
                <text:p>0.555011839552212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558202930783149">
                <text:p>0.558202930783149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55548878610149">
                <text:p>0.55548878610149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557701796454199">
                <text:p>0.557701796454199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558614282494064">
                <text:p>0.558614282494064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563413999463255">
                <text:p>0.563413999463255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550092091013524">
                <text:p>0.550092091013524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557972600341129">
                <text:p>0.557972600341129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554062261453776">
                <text:p>0.554062261453776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56249866647386">
                <text:p>0.56249866647386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555227430458765">
                <text:p>0.555227430458765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55544131123513">
                <text:p>0.55544131123513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552085972087542">
                <text:p>0.552085972087542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560427001809796">
                <text:p>0.560427001809796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553741169906339">
                <text:p>0.553741169906339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559537578870687">
                <text:p>0.559537578870687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556042782514298">
                <text:p>0.556042782514298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552332701816046">
                <text:p>0.552332701816046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555531229278348">
                <text:p>0.555531229278348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558684739982241">
                <text:p>0.5586847399822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548483091664777">
                <text:p>0.548483091664777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556569592372854">
                <text:p>0.556569592372854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552011190051552">
                <text:p>0.552011190051552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551841455815523">
                <text:p>0.551841455815523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551390274217546">
                <text:p>0.551390274217546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554516742879176">
                <text:p>0.554516742879176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554782686066769">
                <text:p>0.554782686066769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556712713338487">
                <text:p>0.556712713338487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558868649375496">
                <text:p>0.558868649375496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558780024595318">
                <text:p>0.55878002459531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561958493270946">
                <text:p>0.561958493270946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554904521092133">
                <text:p>0.554904521092133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559531720789203">
                <text:p>0.559531720789203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555995484698318">
                <text:p>0.555995484698318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555432385761163">
                <text:p>0.555432385761163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558401605416286">
                <text:p>0.558401605416286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5527577090099">
                <text:p>0.5527577090099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559137909099384">
                <text:p>0.559137909099384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564863275613123">
                <text:p>0.564863275613123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55469283360486">
                <text:p>0.55469283360486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556213894488024">
                <text:p>0.556213894488024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553861196532035">
                <text:p>0.553861196532035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550628314667173">
                <text:p>0.550628314667173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558951338677463">
                <text:p>0.558951338677463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558624566042773">
                <text:p>0.558624566042773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553847568733176">
                <text:p>0.553847568733176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55045487456883">
                <text:p>0.55045487456883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545473806343609">
                <text:p>0.545473806343609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547418123719609">
                <text:p>0.547418123719609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552556164469935">
                <text:p>0.55255616446993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553357678950547">
                <text:p>0.553357678950547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555482043638699">
                <text:p>0.555482043638699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555270295225595">
                <text:p>0.555270295225595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555192174224576">
                <text:p>0.555192174224576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549535666493744">
                <text:p>0.549535666493744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548295925270049">
                <text:p>0.548295925270049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548874975357434">
                <text:p>0.548874975357434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549187856157662">
                <text:p>0.549187856157662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550900135426388">
                <text:p>0.550900135426388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547642311883619">
                <text:p>0.547642311883619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553638227259689">
                <text:p>0.553638227259689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55197616809241">
                <text:p>0.55197616809241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559172255504118">
                <text:p>0.559172255504118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551036238959265">
                <text:p>0.551036238959265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551650705194725">
                <text:p>0.551650705194725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550307920877567">
                <text:p>0.550307920877567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551782835459334">
                <text:p>0.551782835459334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546581927202296">
                <text:p>0.546581927202296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552639916624696">
                <text:p>0.552639916624696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546634115109287">
                <text:p>0.546634115109287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555266123417358">
                <text:p>0.5552661234173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551182085134598">
                <text:p>0.551182085134598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551153144684535">
                <text:p>0.55115314468453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543322483811833">
                <text:p>0.543322483811833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550074752697001">
                <text:p>0.550074752697001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551067817246056">
                <text:p>0.5510678172460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549694361439749">
                <text:p>0.549694361439749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54997982027573">
                <text:p>0.54997982027573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549667121843276">
                <text:p>0.549667121843276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552456176288991">
                <text:p>0.552456176288991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548641501684038">
                <text:p>0.548641501684038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546799438485146">
                <text:p>0.546799438485146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545626485170884">
                <text:p>0.5456264851708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555068561745966">
                <text:p>0.555068561745966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554732866282841">
                <text:p>0.554732866282841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553252527177437">
                <text:p>0.553252527177437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551811571387696">
                <text:p>0.551811571387696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551825802273248">
                <text:p>0.551825802273248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554480977206489">
                <text:p>0.554480977206489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549628020420125">
                <text:p>0.549628020420125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544674506133843">
                <text:p>0.544674506133843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54804008983679">
                <text:p>0.54804008983679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551019063235326">
                <text:p>0.551019063235326</text:p>
              </table:table-cell>
              <table:table-cell office:value-type="float" office:value="0.516129032258065">
                <text:p>0.516129032258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